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145476" officeooo:paragraph-rsid="00145476" style:font-weight-asian="bold" style:font-weight-complex="bold"/>
    </style:style>
    <style:style style:name="P3" style:family="paragraph" style:parent-style-name="Standard">
      <style:text-properties officeooo:rsid="000e009f" officeooo:paragraph-rsid="000fc2e6"/>
    </style:style>
    <style:style style:name="P4" style:family="paragraph" style:parent-style-name="Standard">
      <style:text-properties officeooo:rsid="000fc2e6" officeooo:paragraph-rsid="000fc2e6"/>
    </style:style>
    <style:style style:name="P5" style:family="paragraph" style:parent-style-name="Standard">
      <style:text-properties officeooo:rsid="00103c29" officeooo:paragraph-rsid="00103c29"/>
    </style:style>
    <style:style style:name="P6" style:family="paragraph" style:parent-style-name="Standard">
      <style:text-properties officeooo:rsid="00145476" officeooo:paragraph-rsid="00145476"/>
    </style:style>
    <style:style style:name="P7" style:family="paragraph" style:parent-style-name="Standard">
      <style:text-properties officeooo:rsid="001592e8" officeooo:paragraph-rsid="001592e8"/>
    </style:style>
    <style:style style:name="P8" style:family="paragraph" style:parent-style-name="Standard">
      <style:text-properties officeooo:rsid="001592e8" officeooo:paragraph-rsid="001592e8"/>
    </style:style>
    <style:style style:name="P9" style:family="paragraph" style:parent-style-name="Standard">
      <style:text-properties officeooo:rsid="001a7a45" officeooo:paragraph-rsid="001a7a45"/>
    </style:style>
    <style:style style:name="P10" style:family="paragraph" style:parent-style-name="Standard">
      <style:text-properties officeooo:rsid="00103c29" officeooo:paragraph-rsid="00103c29"/>
    </style:style>
    <style:style style:name="T1" style:family="text">
      <style:text-properties officeooo:rsid="000fc2e6"/>
    </style:style>
    <style:style style:name="T2" style:family="text">
      <style:text-properties officeooo:rsid="00103c29"/>
    </style:style>
    <style:style style:name="T3" style:family="text">
      <style:text-properties officeooo:rsid="00110dc3"/>
    </style:style>
    <style:style style:name="T4" style:family="text">
      <style:text-properties officeooo:rsid="0012689a"/>
    </style:style>
    <style:style style:name="T5" style:family="text">
      <style:text-properties officeooo:rsid="001498bc"/>
    </style:style>
    <style:style style:name="T6" style:family="text">
      <style:text-properties officeooo:rsid="0016a2df"/>
    </style:style>
    <style:style style:name="T7" style:family="text">
      <style:text-properties officeooo:rsid="001a123a"/>
    </style:style>
    <style:style style:name="T8" style:family="text">
      <style:text-properties fo:font-variant="normal" fo:text-transform="none" fo:color="#006621" style:font-name="Roboto" fo:font-size="12pt" fo:letter-spacing="normal" fo:font-style="normal" fo:font-weight="normal"/>
    </style:style>
    <style:style style:name="T9" style:family="text">
      <style:text-properties officeooo:rsid="001c1f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mizing RAM memory</text:p>
      <text:p text:style-name="P1"/>
      <text:p text:style-name="P3">This is mostly about programming tricks to try and minimize memory usage. Of course using the stack allows the same memory to be used again and again for different things, which is very useful. But some requirements are unavoidable. <text:span text:style-name="T1">Take for example the need to buffer a certificate chain. </text:span><text:span text:style-name="T3">H</text:span><text:span text:style-name="T1">aving done that we then need to pick out and pick apart the individual certificates. Almost by default we might find ourselves making copies of them, indeed in some programming languages we might not even be able to control this behaviour. The trick is to avoid making copies</text:span><text:span text:style-name="T3">.</text:span><text:span text:style-name="T1"> </text:span><text:span text:style-name="T3">I</text:span><text:span text:style-name="T1">nstead extract pointers to the individual certs, and work through these pointers.</text:span></text:p>
      <text:p text:style-name="P3"/>
      <text:p text:style-name="P4">Another useful observation is that the same buffer can be used for input and for output, <text:span text:style-name="T3">since we never need both at the same time</text:span>. And if we cap certificate chains at a generous 8k bytes, then a single 8k byte buffer will suffice.</text:p>
      <text:p text:style-name="P4"/>
      <text:p text:style-name="P4">But of course we have other requirements. We need to handle cryptographic keys, <text:span text:style-name="T2">and an RSA 4096-bit key or signature is 512 bytes. We might complain that this is far too big a key, but once we go post-quantum large public keys will it seems again become a fact of life.</text:span></text:p>
      <text:p text:style-name="P4"/>
      <text:p text:style-name="P5">Clearly we should re-use memory as much as possible. But there is a limit. We don’t want to do anything dangerous, or that makes the code unreadable, or which might ambush a future developer. And I am not at all sure what Rust will think of some of <text:span text:style-name="T3">what I have done</text:span>.</text:p>
      <text:p text:style-name="P5"/>
      <text:p text:style-name="P5">I <text:span text:style-name="T3">currently</text:span> have the RAM requirement down to about 2<text:span text:style-name="T4">0</text:span>K of stack memory, <text:span text:style-name="T5">which is a lot lower than I would have thought possible when I started.</text:span></text:p>
      <text:p text:style-name="P5"/>
      <text:p text:style-name="P5"/>
      <text:p text:style-name="P2">Arduino time</text:p>
      <text:p text:style-name="P6"/>
      <text:p text:style-name="P7">The Arduino platform is the platform of choice for embedded development. And since I am using C++ throughout (<text:span text:style-name="T7">and </text:span>there is no assembly language), I am hoping that my port to the ESP32 development board should go smoothly. On that board there will be little operating system support, and no file system. <text:span text:style-name="T6">The board itself is about the size of my thumb. It supports wifi.</text:span></text:p>
      <text:p text:style-name="P7"/>
      <text:p text:style-name="P7"/>
      <text:p text:style-name="P7">A few changes will be necessary. The normal printf() does not work – the arduino specific Serial.print() must be used instead. The socket connection from client to server must include the ability to connect through a wifi network. Fortunately Arduino supports classes that make this quite easy. There will probably be issues around the need for a clock so that tickets can be aged correctly.</text:p>
      <text:p text:style-name="P7"/>
      <text:p text:style-name="P7">The ESP32 has 4M of ROM and 256k RAM, so there will be plenty of room. The clock speed can be varied from 20 to 240MHz. It will be interesting to get some timings. Once I get it working on the ESP32 board, I will target some smaller devices.</text:p>
      <text:p text:style-name="P7"/>
      <text:p text:style-name="P9"/>
      <text:p text:style-name="P9"><text:span text:style-name="T9">But at least</text:span> we should be able to browse the Web using one of these!</text:p>
      <text:p text:style-name="P9"/>
      <text:p text:style-name="P9"><text:span text:style-name="T8">https://www.crowdsupply.com/sqfmi/watchy</text:span> </text:p>
      <text:p text:style-name="P9"/>
      <text:p text:style-name="P7"/>
      <text:p text:style-name="P7"/>
      <text:p text:style-name="P6"/>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2-05T15:33:23.116000000</dc:date>
    <meta:editing-duration>PT11H26M31S</meta:editing-duration>
    <meta:editing-cycles>11</meta:editing-cycles>
    <meta:generator>LibreOffice/6.4.5.2$Windows_X86_64 LibreOffice_project/a726b36747cf2001e06b58ad5db1aa3a9a1872d6</meta:generator>
    <meta:document-statistic meta:table-count="0" meta:image-count="0" meta:object-count="0" meta:page-count="1" meta:paragraph-count="12" meta:word-count="482" meta:character-count="2701" meta:non-whitespace-character-count="2229"/>
  </office:meta>
</office:document-meta>
</file>